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Heading_20_2">
      <style:paragraph-properties fo:text-align="center" style:justify-single-word="false"/>
      <style:text-properties fo:font-weight="bold"/>
    </style:style>
    <style:style style:name="T1" style:family="text">
      <style:text-properties fo:color="#e9910a"/>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1" text:anchor-type="page" text:anchor-page-number="1" svg:x="0cm" svg:y="0cm" svg:width="8.89cm" svg:height="7.408cm" draw:z-index="0">
        <draw:floating-frame draw:frame-name="aswift_1"/>
      </draw:frame>
      <text:p text:style-name="Standard"/>
      <text:section text:style-name="Sect1" text:name="contenu">
        <text:section text:style-name="Sect1" text:name="news">
          <text:h text:style-name="Heading_20_1" text:outline-level="1">Le Calcul des points (Classement Général, Flottes, Recherche, Alliances)</text:h>
          <text:p text:style-name="Text_20_body">Tutorial et explications sur le comptage des points sur Ogame pour le classement Général, Flottes, Recherche et Alliances</text:p>
          <text:p text:style-name="P1"><text:bookmark text:name="aswift_1_anchor"/><text:a xlink:type="simple" xlink:href="http://www.aideogame.fr/calcul-des-points-ogame.htm#general">Calculs des Points du Classement Général</text:a><text:line-break/><text:a xlink:type="simple" xlink:href="http://www.aideogame.fr/calcul-des-points-ogame.htm#flotte">Calculs des Points du Classement Flottes</text:a><text:line-break/><text:a xlink:type="simple" xlink:href="http://www.aideogame.fr/calcul-des-points-ogame.htm#recherche">Calculs des Points du Classement Recherche</text:a><text:line-break/><text:a xlink:type="simple" xlink:href="http://www.aideogame.fr/calcul-des-points-ogame.htm#alliance">Calculs des Points du Classement Alliances</text:a> </text:p>
          <text:h text:style-name="P2" text:outline-level="2"><text:bookmark text:name="general"/>Calcul des Points du Classement Général</text:h>
          <text:p text:style-name="Text_20_body"><text:span text:style-name="Strong_20_Emphasis"><text:span text:style-name="T1">Comment je gagne des points ?</text:span></text:span><text:line-break/>A chaque fois que l'on dépense 1000 ressources, on gagne un point.<text:line-break/><text:line-break/><text:span text:style-name="Strong_20_Emphasis"><text:span text:style-name="T1"><text:line-break/>Pourquoi j'ai perdu des points ?</text:span></text:span><text:line-break/>Lorsqu'un batiment/vaisseau/défense est detruit, les points gagnés lors de la construction sont perdus.<text:line-break/><text:line-break/><text:line-break/><text:span text:style-name="Strong_20_Emphasis"><text:span text:style-name="T1">Est-ce que je gagne plus de point en investissant du cristal plutôt que du métal ?</text:span></text:span><text:line-break/>Non. Que tu investisses 1 000 métal, 1 000 cristal, 1 000 deutérium ou 500 métal + 200 cristal + 300 deutérium tu gagnes toujours 1 point pour 1 000 ressources, peu importe ce que c'est.<text:line-break/><text:line-break/><text:span text:style-name="Strong_20_Emphasis"><text:span text:style-name="T1"><text:line-break/>Quand est-ce que les points sont comptabilisés?</text:span></text:span><text:line-break/>Les ressources depensées ne sont comptabilisées qu'une fois la construction (vaisseau ou défense), ou la recherche, achevée et non quand on la lance. Ils sont comptés à la mise à jour suivant la terminaison.<text:line-break/><text:line-break/><text:span text:style-name="Strong_20_Emphasis"><text:span text:style-name="T1"><text:line-break/>Quand se fait la mise à jour des points ?</text:span></text:span><text:line-break/>Elle se fait à 8h00, 16h00 et 00h00. Il peut y avoir un lag, bien sur. Et il faut réactualiser la page.<text:line-break/><text:line-break/><text:line-break/><text:span text:style-name="Strong_20_Emphasis"><text:span text:style-name="T1">Durant cette mise à jour, comment Ogame calcule les points ?</text:span></text:span><text:line-break/>Ogame calcule tes points en additionnant tous les points de tes bâtiments, recherches, vaisseaux et défenses construits sur ton compte.<text:line-break/><text:line-break/><text:span text:style-name="Strong_20_Emphasis"><text:span text:style-name="T1"><text:line-break/>Si je perds 1 000 lasers légers et que 700 se recontruisent j'aurais perdu combien de points ?</text:span></text:span><text:line-break/>Si entre 2 mise à jour tu avais 1 000 lasers légers puis 700 lasers légers, dans un cas tu avais 1 000 * 2 = 2 000 points et l'autre 700 * 2 = 1 400 points pour tes défenses.<text:line-break/>Il n'y a aucun problème avec le fait que des défenses sont détruites puis se reconstruisent. Lors de la mise à jour, on ne considère que ce qui est présent à ce moment là.<text:line-break/><text:line-break/><text:line-break/><text:soft-page-break/><text:span text:style-name="Strong_20_Emphasis"><text:span text:style-name="T1">Est-ce que le deutérium utilisé comme carburant est compté dans les points ?</text:span></text:span><text:line-break/>Non. Le carburant est perdu. Pour gagner des points, il faut dépenser dans les recherches, la construction de défense, de vaisseaux ou de bâtiments.<text:line-break/><text:line-break/><text:line-break/><text:span text:style-name="Strong_20_Emphasis"><text:span text:style-name="T1">Est-ce que le deutérium utilisé pour la navigation dans le menu Galaxie rapporte des points ?</text:span></text:span><text:line-break/>Non<text:line-break/><text:line-break/><text:line-break/><text:span text:style-name="Strong_20_Emphasis"><text:span text:style-name="T1">Est-ce que le deutéirum utilisé pour phalanger rapporte des points ?</text:span></text:span><text:line-break/>Toujours pas<text:line-break/><text:line-break/><text:line-break/><text:span text:style-name="Strong_20_Emphasis"><text:span text:style-name="T1">Je détruis un bâtiment, est ce que ça enlève des points ?</text:span></text:span><text:line-break/>Oui<text:line-break/>Tout d'abord pour détruire un batiment, tu dois dépenser des ressources qui ne seront pas comptabilisées dans le calcul des points. Ensuite, détruire un niveau de bâtiments te fait perdre les points que tu as obtenu en le construisant.<text:line-break/><text:line-break/><text:span text:style-name="Strong_20_Emphasis"><text:span text:style-name="T1"><text:line-break/>Je détruis une de mes planètes est-ce que ça influence le compte de mes points ?</text:span></text:span><text:line-break/>Oui. Lorsque tu détruis l'une de tes planètes, tu perds tous les bâtiments et défenses que tu as construit sur cette planète ainsi que la flotte basée sur cette dernière. Les points correspondant seront donc perdus.<text:line-break/><text:line-break/><text:line-break/><text:span text:style-name="Strong_20_Emphasis"><text:span text:style-name="T1">Est-ce que je gagne/perds des points lorsque je construit/lance un missile interplanétaire ?</text:span></text:span><text:line-break/>Oui, la règle des 1 000 ressources investies = 1 points marche pour tout y compris les missiles. Lorsque tu le lances, les points gagnés lors de sa construction sont perdus. <text:line-break/><text:line-break/><text:line-break/><text:span text:style-name="Strong_20_Emphasis"><text:span text:style-name="T1">Est-ce que la colonisation d'une planète rapporte des points? Si oui combien ?</text:span></text:span><text:line-break/>Non la colonisation d'une planète fait perdre les points gagnés en construisant le vaisseau de colonisation.<text:line-break/>Voir :<text:line-break/><text:a xlink:type="simple" xlink:href="http://www.aideogame.fr/colonisation-decolonisation-ogame.htm" office:target-frame-name="_blank" xlink:show="new">[FAQ] Colonisation/Décolonisation</text:a></text:p>
          <text:h text:style-name="P2" text:outline-level="2"><text:bookmark text:name="flotte"/>Calcul des Points du Classement Flotte</text:h>
          <text:p text:style-name="Text_20_body"><text:span text:style-name="Strong_20_Emphasis"><text:span text:style-name="T1">Comment sont calculés les points pour le classement des flottes ?</text:span></text:span><text:line-break/>1 Vaisseau = 1 point.<text:line-break/>Peu importe ce que c'est.<text:line-break/>(que ce soit un vaisseau de bataille, une sonde ou un satellite solaire)<text:line-break/><text:line-break/><text:line-break/><text:span text:style-name="Strong_20_Emphasis"><text:span text:style-name="T1">Les défenses ainsi que les missiles sont construits dans le chantier spatial, est-ce qu'ils sont comptés dans le classement flotte ?</text:span></text:span><text:line-break/>Non.<text:line-break/>Seul ce qui est construit dans le chantier spatial à l'aide de l'onglet vaisseau est compté dans le classement flotte.</text:p>
          <text:h text:style-name="P2" text:outline-level="2"><text:bookmark text:name="recherche"/><text:soft-page-break/>Calcul des Points du Classement Recherches</text:h>
          <text:p text:style-name="Text_20_body"><text:span text:style-name="Strong_20_Emphasis"><text:span text:style-name="T1">Comment sont calculés les points pour le classement recherches ?</text:span></text:span><text:line-break/>1 niveau de technologie = 1 point, quel que soit le niveau et quel que soit la technologie.<text:line-break/><text:line-break/><text:line-break/><text:span text:style-name="Strong_20_Emphasis"><text:span text:style-name="T1"><text:line-break/>Si j'ai bien compris, même si j'investis 100 000 ressources dans un niveau de recherche, je ne gagnerais qu'un point recherche ?</text:span></text:span><text:line-break/>Tu gagneras 100 000 /1 000 = 100 points dans le classement général et 1 point recherche.</text:p>
          <text:h text:style-name="P2" text:outline-level="2"><text:bookmark text:name="alliance"/>Calcul des Points du Classement Alliance</text:h>
          <text:p text:style-name="Text_20_body"><text:span text:style-name="Strong_20_Emphasis"><text:span text:style-name="T1">Comment sont calculés les points du classement général alliance ?</text:span></text:span><text:line-break/>Chaque fois que les joueurs d'une alliance cumullent 1 000 points, alors l'alliance gagne 1 point dans le classement général<text:line-break/><text:line-break/><text:span text:style-name="Strong_20_Emphasis"><text:span text:style-name="T1"><text:line-break/>Comment sont calculés les points du classement flotte alliance ?</text:span></text:span><text:line-break/>Comme pour les joueurs individuels, 1 vaisseau = 1 point flotte pour une alliance.<text:line-break/>Donc le total de points du classement flotte alliance est la somme des points flottes des membres de cette alliance.<text:line-break/><text:line-break/><text:line-break/><text:span text:style-name="Strong_20_Emphasis"><text:span text:style-name="T1">Comment sont calculés les points du classement recherche alliance ?</text:span></text:span><text:line-break/>Comme pour les joueurs individuels, 1 niveau de technologie = 1 point recherche pour une alliance.<text:line-break/>Donc le total de points du classement recherches alliance est la somme des points recherches des membres de cette alliance.</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1T18:26:44.53</meta:creation-date>
    <meta:document-statistic meta:table-count="0" meta:image-count="0" meta:object-count="1" meta:page-count="3" meta:paragraph-count="11" meta:word-count="872" meta:character-count="5160"/>
    <dc:date>2014-04-21T18:27:03.41</dc:date>
    <meta:editing-duration>PT19S</meta:editing-duration>
    <meta:editing-cycles>1</meta:editing-cycles>
    <meta:generator>OpenOffice/4.0.1$Win32 OpenOffice.org_project/401m5$Build-9714</meta:generator>
  </office:meta>
</office:document-meta>
</file>